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nu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le É o Leão da Tribo de Judá </text:p>
      <text:p text:style-name="P1"/>
      <text:p text:style-name="P3">intro: Bm <text:s/>A G <text:s/>Em <text:s text:c="2"/>F# <text:s/>Bm <text:s/>G F# <text:s/></text:p>
      <text:p text:style-name="P3"/>
      <text:p text:style-name="P3">Bm </text:p>
      <text:p text:style-name="P3">Ele é o Leão da tribo de Judá </text:p>
      <text:p text:style-name="P3"><text:s text:c="9"/>A </text:p>
      <text:p text:style-name="P3">Jesus tomou nossas cadeias e nos libertou </text:p>
      <text:p text:style-name="P3">G <text:s text:c="14"/>Em <text:s text:c="10"/>F# </text:p>
      <text:p text:style-name="P3">Ele é a Rocha da nossa vitória </text:p>
      <text:p text:style-name="P3"><text:s text:c="10"/>Bm </text:p>
      <text:p text:style-name="P3">A nossa força em tempos de fraqueza </text:p>
      <text:p text:style-name="P3"><text:s text:c="5"/>A </text:p>
      <text:p text:style-name="P3">Uma torre em tempos de guerra </text:p>
      <text:p text:style-name="P3">G <text:s text:c="4"/>Em <text:s text:c="2"/>F# <text:s text:c="15"/>Bm<text:tab/> <text:s text:c="4"/>(G F# Bm) </text:p>
      <text:p text:style-name="P3">Ó, Esperança de Israel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2:04:46</meta:creation-date>
    <dc:date>2017-06-18T16:54:12.335741899</dc:date>
    <meta:editing-duration>PT13M1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70" meta:character-count="371" meta:non-whitespace-character-count="220"/>
  </office:meta>
</office:document-meta>
</file>